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6cm"/>
    </style:style>
    <style:style style:name="co2" style:family="table-column">
      <style:table-column-properties fo:break-before="auto" style:column-width="3.223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364cm"/>
    </style:style>
    <style:style style:name="co5" style:family="table-column">
      <style:table-column-properties fo:break-before="auto" style:column-width="4.195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362cm"/>
    </style:style>
    <style:style style:name="co8" style:family="table-column">
      <style:table-column-properties fo:break-before="auto" style:column-width="2.78cm"/>
    </style:style>
    <style:style style:name="co9" style:family="table-column">
      <style:table-column-properties fo:break-before="auto" style:column-width="2.501cm"/>
    </style:style>
    <style:style style:name="co10" style:family="table-column">
      <style:table-column-properties fo:break-before="auto" style:column-width="4.33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07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row table:style-name="ro1">
          <table:table-cell office:value-type="string">
            <text:p>testNewCollection</text:p>
          </table:table-cell>
          <table:table-cell office:value-type="string">
            <text:p>Old Source create</text:p>
          </table:table-cell>
          <table:table-cell office:value-type="string">
            <text:p>Old</text:p>
          </table:table-cell>
          <table:table-cell office:value-type="string">
            <text:p>Old iterable()</text:p>
          </table:table-cell>
          <table:table-cell office:value-type="string">
            <text:p>Old</text:p>
          </table:table-cell>
          <table:table-cell/>
          <table:table-cell office:value-type="string">
            <text:p>New Source create</text:p>
          </table:table-cell>
          <table:table-cell office:value-type="string">
            <text:p>New</text:p>
          </table:table-cell>
          <table:table-cell office:value-type="string">
            <text:p>New iterable()</text:p>
          </table:table-cell>
          <table:table-cell office:value-type="string">
            <text:p>New</text:p>
          </table:table-cell>
        </table:table-row>
        <table:table-row table:style-name="ro1">
          <table:table-cell table:style-name="Default" office:value-type="float" office:value="500000">
            <text:p>500000</text:p>
          </table:table-cell>
          <table:table-cell table:style-name="Default" office:value-type="float" office:value="0.034003">
            <text:p>0.034003</text:p>
          </table:table-cell>
          <table:table-cell table:style-name="Default" office:value-type="float" office:value="0.017624">
            <text:p>0.017624</text:p>
          </table:table-cell>
          <table:table-cell table:style-name="Default" office:value-type="float" office:value="0.00004">
            <text:p>0.00004</text:p>
          </table:table-cell>
          <table:table-cell table:style-name="Default" office:value-type="float" office:value="0.009578">
            <text:p>0.009578</text:p>
          </table:table-cell>
          <table:table-cell/>
          <table:table-cell table:style-name="Default" office:value-type="float" office:value="0.011818">
            <text:p>0.011818</text:p>
          </table:table-cell>
          <table:table-cell table:style-name="Default" office:value-type="float" office:value="0.03395">
            <text:p>0.03395</text:p>
          </table:table-cell>
          <table:table-cell table:style-name="Default" office:value-type="float" office:value="0.000029">
            <text:p>0.000029</text:p>
          </table:table-cell>
          <table:table-cell table:style-name="Default" office:value-type="float" office:value="0.005817">
            <text:p>0.005817</text:p>
          </table:table-cell>
        </table:table-row>
        <table:table-row table:style-name="ro1">
          <table:table-cell table:style-name="Default" office:value-type="float" office:value="10000000">
            <text:p>10000000</text:p>
          </table:table-cell>
          <table:table-cell table:style-name="Default" office:value-type="float" office:value="4.575072">
            <text:p>4.575072</text:p>
          </table:table-cell>
          <table:table-cell table:style-name="Default" office:value-type="float" office:value="2.549866">
            <text:p>2.549866</text:p>
          </table:table-cell>
          <table:table-cell table:style-name="Default" office:value-type="float" office:value="0.00001">
            <text:p>0.00001</text:p>
          </table:table-cell>
          <table:table-cell table:style-name="Default" office:value-type="float" office:value="0.096074">
            <text:p>0.096074</text:p>
          </table:table-cell>
          <table:table-cell/>
          <table:table-cell table:style-name="Default" office:value-type="float" office:value="0.045104">
            <text:p>0.045104</text:p>
          </table:table-cell>
          <table:table-cell table:style-name="Default" office:value-type="float" office:value="8.340427">
            <text:p>8.340427</text:p>
          </table:table-cell>
          <table:table-cell table:style-name="Default" office:value-type="float" office:value="0.000014">
            <text:p>0.000014</text:p>
          </table:table-cell>
          <table:table-cell table:style-name="Default" office:value-type="float" office:value="0.061226">
            <text:p>0.061226</text:p>
          </table:table-cell>
        </table:table-row>
        <table:table-row table:style-name="ro1">
          <table:table-cell table:style-name="Default" office:value-type="float" office:value="6812921">
            <text:p>6812921</text:p>
          </table:table-cell>
          <table:table-cell table:style-name="Default" office:value-type="float" office:value="0.153932">
            <text:p>0.153932</text:p>
          </table:table-cell>
          <table:table-cell table:style-name="Default" office:value-type="float" office:value="0.621062">
            <text:p>0.62106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66163">
            <text:p>0.066163</text:p>
          </table:table-cell>
          <table:table-cell/>
          <table:table-cell table:style-name="Default" office:value-type="float" office:value="0.03138">
            <text:p>0.03138</text:p>
          </table:table-cell>
          <table:table-cell table:style-name="Default" office:value-type="float" office:value="0.890949">
            <text:p>0.890949</text:p>
          </table:table-cell>
          <table:table-cell table:style-name="Default" office:value-type="float" office:value="0.000012">
            <text:p>0.000012</text:p>
          </table:table-cell>
          <table:table-cell table:style-name="Default" office:value-type="float" office:value="0.019654">
            <text:p>0.019654</text:p>
          </table:table-cell>
        </table:table-row>
        <table:table-row table:style-name="ro1">
          <table:table-cell table:style-name="Default" office:value-type="float" office:value="4641589">
            <text:p>4641589</text:p>
          </table:table-cell>
          <table:table-cell table:style-name="Default" office:value-type="float" office:value="0.093719">
            <text:p>0.093719</text:p>
          </table:table-cell>
          <table:table-cell table:style-name="Default" office:value-type="float" office:value="0.369032">
            <text:p>0.36903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4369">
            <text:p>0.04369</text:p>
          </table:table-cell>
          <table:table-cell/>
          <table:table-cell table:style-name="Default" office:value-type="float" office:value="0.019628">
            <text:p>0.019628</text:p>
          </table:table-cell>
          <table:table-cell table:style-name="Default" office:value-type="float" office:value="0.292937">
            <text:p>0.292937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11675">
            <text:p>0.011675</text:p>
          </table:table-cell>
        </table:table-row>
        <table:table-row table:style-name="ro1">
          <table:table-cell table:style-name="Default" office:value-type="float" office:value="3162278">
            <text:p>3162278</text:p>
          </table:table-cell>
          <table:table-cell table:style-name="Default" office:value-type="float" office:value="0.014291">
            <text:p>0.014291</text:p>
          </table:table-cell>
          <table:table-cell table:style-name="Default" office:value-type="float" office:value="0.158523">
            <text:p>0.15852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3137">
            <text:p>0.03137</text:p>
          </table:table-cell>
          <table:table-cell/>
          <table:table-cell table:style-name="Default" office:value-type="float" office:value="0.013096">
            <text:p>0.013096</text:p>
          </table:table-cell>
          <table:table-cell table:style-name="Default" office:value-type="float" office:value="0.29058">
            <text:p>0.29058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9392">
            <text:p>0.009392</text:p>
          </table:table-cell>
        </table:table-row>
        <table:table-row table:style-name="ro1">
          <table:table-cell table:style-name="Default" office:value-type="float" office:value="2154435">
            <text:p>2154435</text:p>
          </table:table-cell>
          <table:table-cell table:style-name="Default" office:value-type="float" office:value="0.009205">
            <text:p>0.009205</text:p>
          </table:table-cell>
          <table:table-cell table:style-name="Default" office:value-type="float" office:value="0.041536">
            <text:p>0.04153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14598">
            <text:p>0.014598</text:p>
          </table:table-cell>
          <table:table-cell/>
          <table:table-cell table:style-name="Default" office:value-type="float" office:value="0.009377">
            <text:p>0.009377</text:p>
          </table:table-cell>
          <table:table-cell table:style-name="Default" office:value-type="float" office:value="0.073049">
            <text:p>0.073049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3822">
            <text:p>0.003822</text:p>
          </table:table-cell>
        </table:table-row>
        <table:table-row table:style-name="ro1">
          <table:table-cell table:style-name="Default" office:value-type="float" office:value="1467799">
            <text:p>1467799</text:p>
          </table:table-cell>
          <table:table-cell table:style-name="Default" office:value-type="float" office:value="0.006355">
            <text:p>0.006355</text:p>
          </table:table-cell>
          <table:table-cell table:style-name="Default" office:value-type="float" office:value="0.025015">
            <text:p>0.02501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9101">
            <text:p>0.009101</text:p>
          </table:table-cell>
          <table:table-cell/>
          <table:table-cell table:style-name="Default" office:value-type="float" office:value="0.006443">
            <text:p>0.006443</text:p>
          </table:table-cell>
          <table:table-cell table:style-name="Default" office:value-type="float" office:value="0.04376">
            <text:p>0.0437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2696">
            <text:p>0.002696</text:p>
          </table:table-cell>
        </table:table-row>
        <table:table-row table:style-name="ro1">
          <table:table-cell table:style-name="Default" office:value-type="float" office:value="1000000">
            <text:p>1000000</text:p>
          </table:table-cell>
          <table:table-cell table:style-name="Default" office:value-type="float" office:value="0.004587">
            <text:p>0.004587</text:p>
          </table:table-cell>
          <table:table-cell table:style-name="Default" office:value-type="float" office:value="0.020402">
            <text:p>0.02040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6319">
            <text:p>0.006319</text:p>
          </table:table-cell>
          <table:table-cell/>
          <table:table-cell table:style-name="Default" office:value-type="float" office:value="0.004203">
            <text:p>0.004203</text:p>
          </table:table-cell>
          <table:table-cell table:style-name="Default" office:value-type="float" office:value="0.032096">
            <text:p>0.032096</text:p>
          </table:table-cell>
          <table:table-cell table:style-name="Default" office:value-type="float" office:value="0.000011">
            <text:p>0.000011</text:p>
          </table:table-cell>
          <table:table-cell table:style-name="Default" office:value-type="float" office:value="0.001937">
            <text:p>0.001937</text:p>
          </table:table-cell>
        </table:table-row>
        <table:table-row table:style-name="ro1">
          <table:table-cell table:style-name="Default" office:value-type="float" office:value="681292">
            <text:p>681292</text:p>
          </table:table-cell>
          <table:table-cell table:style-name="Default" office:value-type="float" office:value="0.003433">
            <text:p>0.003433</text:p>
          </table:table-cell>
          <table:table-cell table:style-name="Default" office:value-type="float" office:value="0.011631">
            <text:p>0.01163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3882">
            <text:p>0.003882</text:p>
          </table:table-cell>
          <table:table-cell/>
          <table:table-cell table:style-name="Default" office:value-type="float" office:value="0.003139">
            <text:p>0.003139</text:p>
          </table:table-cell>
          <table:table-cell table:style-name="Default" office:value-type="float" office:value="0.020596">
            <text:p>0.020596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1399">
            <text:p>0.001399</text:p>
          </table:table-cell>
        </table:table-row>
        <table:table-row table:style-name="ro1">
          <table:table-cell table:style-name="Default" office:value-type="float" office:value="464159">
            <text:p>464159</text:p>
          </table:table-cell>
          <table:table-cell table:style-name="Default" office:value-type="float" office:value="0.002645">
            <text:p>0.002645</text:p>
          </table:table-cell>
          <table:table-cell table:style-name="Default" office:value-type="float" office:value="0.008953">
            <text:p>0.00895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2971">
            <text:p>0.002971</text:p>
          </table:table-cell>
          <table:table-cell/>
          <table:table-cell table:style-name="Default" office:value-type="float" office:value="0.001971">
            <text:p>0.001971</text:p>
          </table:table-cell>
          <table:table-cell table:style-name="Default" office:value-type="float" office:value="0.01491">
            <text:p>0.0149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1061">
            <text:p>0.001061</text:p>
          </table:table-cell>
        </table:table-row>
        <table:table-row table:style-name="ro1">
          <table:table-cell table:style-name="Default" office:value-type="float" office:value="316228">
            <text:p>316228</text:p>
          </table:table-cell>
          <table:table-cell table:style-name="Default" office:value-type="float" office:value="0.001478">
            <text:p>0.001478</text:p>
          </table:table-cell>
          <table:table-cell table:style-name="Default" office:value-type="float" office:value="0.005671">
            <text:p>0.00567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1855">
            <text:p>0.001855</text:p>
          </table:table-cell>
          <table:table-cell/>
          <table:table-cell table:style-name="Default" office:value-type="float" office:value="0.001372">
            <text:p>0.001372</text:p>
          </table:table-cell>
          <table:table-cell table:style-name="Default" office:value-type="float" office:value="0.009241">
            <text:p>0.009241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755">
            <text:p>0.000755</text:p>
          </table:table-cell>
        </table:table-row>
        <table:table-row table:style-name="ro1">
          <table:table-cell table:style-name="Default" office:value-type="float" office:value="215443">
            <text:p>215443</text:p>
          </table:table-cell>
          <table:table-cell table:style-name="Default" office:value-type="float" office:value="0.000996">
            <text:p>0.000996</text:p>
          </table:table-cell>
          <table:table-cell table:style-name="Default" office:value-type="float" office:value="0.004286">
            <text:p>0.00428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1437">
            <text:p>0.001437</text:p>
          </table:table-cell>
          <table:table-cell/>
          <table:table-cell table:style-name="Default" office:value-type="float" office:value="0.000988">
            <text:p>0.000988</text:p>
          </table:table-cell>
          <table:table-cell table:style-name="Default" office:value-type="float" office:value="0.00729">
            <text:p>0.00729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55">
            <text:p>0.00055</text:p>
          </table:table-cell>
        </table:table-row>
        <table:table-row table:style-name="ro1">
          <table:table-cell table:style-name="Default" office:value-type="float" office:value="146780">
            <text:p>146780</text:p>
          </table:table-cell>
          <table:table-cell table:style-name="Default" office:value-type="float" office:value="0.000693">
            <text:p>0.000693</text:p>
          </table:table-cell>
          <table:table-cell table:style-name="Default" office:value-type="float" office:value="0.002991">
            <text:p>0.00299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1097">
            <text:p>0.001097</text:p>
          </table:table-cell>
          <table:table-cell/>
          <table:table-cell table:style-name="Default" office:value-type="float" office:value="0.000636">
            <text:p>0.000636</text:p>
          </table:table-cell>
          <table:table-cell table:style-name="Default" office:value-type="float" office:value="0.004273">
            <text:p>0.004273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376">
            <text:p>0.000376</text:p>
          </table:table-cell>
        </table:table-row>
        <table:table-row table:style-name="ro1">
          <table:table-cell table:style-name="Default" office:value-type="float" office:value="100000">
            <text:p>100000</text:p>
          </table:table-cell>
          <table:table-cell table:style-name="Default" office:value-type="float" office:value="0.000501">
            <text:p>0.000501</text:p>
          </table:table-cell>
          <table:table-cell table:style-name="Default" office:value-type="float" office:value="0.002291">
            <text:p>0.00229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796">
            <text:p>0.000796</text:p>
          </table:table-cell>
          <table:table-cell/>
          <table:table-cell table:style-name="Default" office:value-type="float" office:value="0.000501">
            <text:p>0.000501</text:p>
          </table:table-cell>
          <table:table-cell table:style-name="Default" office:value-type="float" office:value="0.003513">
            <text:p>0.003513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262">
            <text:p>0.000262</text:p>
          </table:table-cell>
        </table:table-row>
        <table:table-row table:style-name="ro1">
          <table:table-cell table:style-name="Default" office:value-type="float" office:value="68129">
            <text:p>68129</text:p>
          </table:table-cell>
          <table:table-cell table:style-name="Default" office:value-type="float" office:value="0.000363">
            <text:p>0.000363</text:p>
          </table:table-cell>
          <table:table-cell table:style-name="Default" office:value-type="float" office:value="0.001393">
            <text:p>0.00139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471">
            <text:p>0.000471</text:p>
          </table:table-cell>
          <table:table-cell/>
          <table:table-cell table:style-name="Default" office:value-type="float" office:value="0.000318">
            <text:p>0.000318</text:p>
          </table:table-cell>
          <table:table-cell table:style-name="Default" office:value-type="float" office:value="0.002042">
            <text:p>0.002042</text:p>
          </table:table-cell>
          <table:table-cell table:style-name="Default" office:value-type="float" office:value="0.000011">
            <text:p>0.000011</text:p>
          </table:table-cell>
          <table:table-cell table:style-name="Default" office:value-type="float" office:value="0.000181">
            <text:p>0.000181</text:p>
          </table:table-cell>
        </table:table-row>
        <table:table-row table:style-name="ro1">
          <table:table-cell table:style-name="Default" office:value-type="float" office:value="46416">
            <text:p>46416</text:p>
          </table:table-cell>
          <table:table-cell table:style-name="Default" office:value-type="float" office:value="0.000241">
            <text:p>0.000241</text:p>
          </table:table-cell>
          <table:table-cell table:style-name="Default" office:value-type="float" office:value="0.000861">
            <text:p>0.00086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254">
            <text:p>0.000254</text:p>
          </table:table-cell>
          <table:table-cell/>
          <table:table-cell table:style-name="Default" office:value-type="float" office:value="0.00023">
            <text:p>0.00023</text:p>
          </table:table-cell>
          <table:table-cell table:style-name="Default" office:value-type="float" office:value="0.001354">
            <text:p>0.001354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095">
            <text:p>0.000095</text:p>
          </table:table-cell>
        </table:table-row>
        <table:table-row table:style-name="ro1">
          <table:table-cell table:style-name="Default" office:value-type="float" office:value="31623">
            <text:p>31623</text:p>
          </table:table-cell>
          <table:table-cell table:style-name="Default" office:value-type="float" office:value="0.000166">
            <text:p>0.000166</text:p>
          </table:table-cell>
          <table:table-cell table:style-name="Default" office:value-type="float" office:value="0.000579">
            <text:p>0.000579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23">
            <text:p>0.00023</text:p>
          </table:table-cell>
          <table:table-cell/>
          <table:table-cell table:style-name="Default" office:value-type="float" office:value="0.00016">
            <text:p>0.00016</text:p>
          </table:table-cell>
          <table:table-cell table:style-name="Default" office:value-type="float" office:value="0.000969">
            <text:p>0.000969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051">
            <text:p>0.000051</text:p>
          </table:table-cell>
        </table:table-row>
        <table:table-row table:style-name="ro1">
          <table:table-cell table:style-name="Default" office:value-type="float" office:value="21544">
            <text:p>21544</text:p>
          </table:table-cell>
          <table:table-cell table:style-name="Default" office:value-type="float" office:value="0.000165">
            <text:p>0.000165</text:p>
          </table:table-cell>
          <table:table-cell table:style-name="Default" office:value-type="float" office:value="0.000362">
            <text:p>0.00036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108">
            <text:p>0.000108</text:p>
          </table:table-cell>
          <table:table-cell/>
          <table:table-cell table:style-name="Default" office:value-type="float" office:value="0.000114">
            <text:p>0.000114</text:p>
          </table:table-cell>
          <table:table-cell table:style-name="Default" office:value-type="float" office:value="0.000604">
            <text:p>0.000604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027">
            <text:p>0.000027</text:p>
          </table:table-cell>
        </table:table-row>
        <table:table-row table:style-name="ro1">
          <table:table-cell table:style-name="Default" office:value-type="float" office:value="14678">
            <text:p>14678</text:p>
          </table:table-cell>
          <table:table-cell table:style-name="Default" office:value-type="float" office:value="0.000117">
            <text:p>0.000117</text:p>
          </table:table-cell>
          <table:table-cell table:style-name="Default" office:value-type="float" office:value="0.000303">
            <text:p>0.00030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86">
            <text:p>0.000086</text:p>
          </table:table-cell>
          <table:table-cell/>
          <table:table-cell table:style-name="Default" office:value-type="float" office:value="0.00007">
            <text:p>0.00007</text:p>
          </table:table-cell>
          <table:table-cell table:style-name="Default" office:value-type="float" office:value="0.000906">
            <text:p>0.000906</text:p>
          </table:table-cell>
          <table:table-cell table:style-name="Default" office:value-type="float" office:value="0.00001">
            <text:p>0.00001</text:p>
          </table:table-cell>
          <table:table-cell table:style-name="Default" office:value-type="float" office:value="0.000033">
            <text:p>0.000033</text:p>
          </table:table-cell>
        </table:table-row>
        <table:table-row table:style-name="ro1">
          <table:table-cell table:style-name="Default" office:value-type="float" office:value="10000">
            <text:p>10000</text:p>
          </table:table-cell>
          <table:table-cell table:style-name="Default" office:value-type="float" office:value="0.000053">
            <text:p>0.000053</text:p>
          </table:table-cell>
          <table:table-cell table:style-name="Default" office:value-type="float" office:value="0.000193">
            <text:p>0.00019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53">
            <text:p>0.000053</text:p>
          </table:table-cell>
          <table:table-cell/>
          <table:table-cell table:style-name="Default" office:value-type="float" office:value="0.000048">
            <text:p>0.000048</text:p>
          </table:table-cell>
          <table:table-cell table:style-name="Default" office:value-type="float" office:value="0.000306">
            <text:p>0.00030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13">
            <text:p>0.000013</text:p>
          </table:table-cell>
        </table:table-row>
        <table:table-row table:style-name="ro1">
          <table:table-cell table:style-name="Default" office:value-type="float" office:value="6813">
            <text:p>6813</text:p>
          </table:table-cell>
          <table:table-cell table:style-name="Default" office:value-type="float" office:value="0.00005">
            <text:p>0.00005</text:p>
          </table:table-cell>
          <table:table-cell table:style-name="Default" office:value-type="float" office:value="0.00016">
            <text:p>0.0001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43">
            <text:p>0.000043</text:p>
          </table:table-cell>
          <table:table-cell/>
          <table:table-cell table:style-name="Default" office:value-type="float" office:value="0.000035">
            <text:p>0.000035</text:p>
          </table:table-cell>
          <table:table-cell table:style-name="Default" office:value-type="float" office:value="0.000239">
            <text:p>0.000239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11">
            <text:p>0.000011</text:p>
          </table:table-cell>
        </table:table-row>
        <table:table-row table:style-name="ro1">
          <table:table-cell table:style-name="Default" office:value-type="float" office:value="4642">
            <text:p>4642</text:p>
          </table:table-cell>
          <table:table-cell table:style-name="Default" office:value-type="float" office:value="0.000025">
            <text:p>0.000025</text:p>
          </table:table-cell>
          <table:table-cell table:style-name="Default" office:value-type="float" office:value="0.000096">
            <text:p>0.00009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36">
            <text:p>0.000036</text:p>
          </table:table-cell>
          <table:table-cell/>
          <table:table-cell table:style-name="Default" office:value-type="float" office:value="0.000026">
            <text:p>0.000026</text:p>
          </table:table-cell>
          <table:table-cell table:style-name="Default" office:value-type="float" office:value="0.000161">
            <text:p>0.00016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08">
            <text:p>0.000008</text:p>
          </table:table-cell>
        </table:table-row>
        <table:table-row table:style-name="ro1">
          <table:table-cell table:style-name="Default" office:value-type="float" office:value="3162">
            <text:p>3162</text:p>
          </table:table-cell>
          <table:table-cell table:style-name="Default" office:value-type="float" office:value="0.000017">
            <text:p>0.000017</text:p>
          </table:table-cell>
          <table:table-cell table:style-name="Default" office:value-type="float" office:value="0.00007">
            <text:p>0.0000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23">
            <text:p>0.000023</text:p>
          </table:table-cell>
          <table:table-cell/>
          <table:table-cell table:style-name="Default" office:value-type="float" office:value="0.000024">
            <text:p>0.000024</text:p>
          </table:table-cell>
          <table:table-cell table:style-name="Default" office:value-type="float" office:value="0.000131">
            <text:p>0.00013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07">
            <text:p>0.000007</text:p>
          </table:table-cell>
        </table:table-row>
        <table:table-row table:style-name="ro1">
          <table:table-cell table:style-name="Default" office:value-type="float" office:value="2154">
            <text:p>2154</text:p>
          </table:table-cell>
          <table:table-cell table:style-name="Default" office:value-type="float" office:value="0.000011">
            <text:p>0.000011</text:p>
          </table:table-cell>
          <table:table-cell table:style-name="Default" office:value-type="float" office:value="0.00005">
            <text:p>0.000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14">
            <text:p>0.000014</text:p>
          </table:table-cell>
          <table:table-cell/>
          <table:table-cell table:style-name="Default" office:value-type="float" office:value="0.000014">
            <text:p>0.000014</text:p>
          </table:table-cell>
          <table:table-cell table:style-name="Default" office:value-type="float" office:value="0.000108">
            <text:p>0.00010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06">
            <text:p>0.000006</text:p>
          </table:table-cell>
        </table:table-row>
        <table:table-row table:style-name="ro1">
          <table:table-cell table:style-name="Default" office:value-type="float" office:value="1468">
            <text:p>1468</text:p>
          </table:table-cell>
          <table:table-cell table:style-name="Default" office:value-type="float" office:value="0.000011">
            <text:p>0.000011</text:p>
          </table:table-cell>
          <table:table-cell table:style-name="Default" office:value-type="float" office:value="0.000038">
            <text:p>0.00003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12">
            <text:p>0.000012</text:p>
          </table:table-cell>
          <table:table-cell/>
          <table:table-cell table:style-name="Default" office:value-type="float" office:value="0.000008">
            <text:p>0.000008</text:p>
          </table:table-cell>
          <table:table-cell table:style-name="Default" office:value-type="float" office:value="0.000062">
            <text:p>0.00006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05">
            <text:p>0.000005</text:p>
          </table:table-cell>
        </table:table-row>
        <table:table-row table:style-name="ro1">
          <table:table-cell table:style-name="Default" office:value-type="float" office:value="1000">
            <text:p>1000</text:p>
          </table:table-cell>
          <table:table-cell table:style-name="Default" office:value-type="float" office:value="0.000022">
            <text:p>0.000022</text:p>
          </table:table-cell>
          <table:table-cell table:style-name="Default" office:value-type="float" office:value="0.000029">
            <text:p>0.000029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2">
            <text:p>0.00002</text:p>
          </table:table-cell>
          <table:table-cell/>
          <table:table-cell table:style-name="Default" office:value-type="float" office:value="0.000006">
            <text:p>0.000006</text:p>
          </table:table-cell>
          <table:table-cell table:style-name="Default" office:value-type="float" office:value="0.000051">
            <text:p>0.00005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04">
            <text:p>0.000004</text:p>
          </table:table-cell>
        </table:table-row>
        <table:table-row table:style-name="ro1">
          <table:table-cell table:style-name="Default" office:value-type="float" office:value="681">
            <text:p>681</text:p>
          </table:table-cell>
          <table:table-cell table:style-name="Default" office:value-type="float" office:value="0.000007">
            <text:p>0.000007</text:p>
          </table:table-cell>
          <table:table-cell table:style-name="Default" office:value-type="float" office:value="0.000022">
            <text:p>0.00002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07">
            <text:p>0.000007</text:p>
          </table:table-cell>
          <table:table-cell/>
          <table:table-cell table:style-name="Default" office:value-type="float" office:value="0.000004">
            <text:p>0.000004</text:p>
          </table:table-cell>
          <table:table-cell table:style-name="Default" office:value-type="float" office:value="0.000036">
            <text:p>0.00003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04">
            <text:p>0.000004</text:p>
          </table:table-cell>
        </table:table-row>
        <table:table-row table:style-name="ro1">
          <table:table-cell table:style-name="Default" office:value-type="float" office:value="464">
            <text:p>464</text:p>
          </table:table-cell>
          <table:table-cell table:style-name="Default" office:value-type="float" office:value="0.000005">
            <text:p>0.000005</text:p>
          </table:table-cell>
          <table:table-cell table:style-name="Default" office:value-type="float" office:value="0.000014">
            <text:p>0.00001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07">
            <text:p>0.000007</text:p>
          </table:table-cell>
          <table:table-cell/>
          <table:table-cell table:style-name="Default" office:value-type="float" office:value="0.000003">
            <text:p>0.000003</text:p>
          </table:table-cell>
          <table:table-cell table:style-name="Default" office:value-type="float" office:value="0.000069">
            <text:p>0.000069</text:p>
          </table:table-cell>
          <table:table-cell table:style-name="Default" office:value-type="float" office:value="0.000015">
            <text:p>0.000015</text:p>
          </table:table-cell>
          <table:table-cell table:style-name="Default" office:value-type="float" office:value="0.000013">
            <text:p>0.000013</text:p>
          </table:table-cell>
        </table:table-row>
        <table:table-row table:style-name="ro1">
          <table:table-cell table:style-name="Default" office:value-type="float" office:value="316">
            <text:p>316</text:p>
          </table:table-cell>
          <table:table-cell table:style-name="Default" office:value-type="float" office:value="0.000004">
            <text:p>0.000004</text:p>
          </table:table-cell>
          <table:table-cell table:style-name="Default" office:value-type="float" office:value="0.000022">
            <text:p>0.00002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05">
            <text:p>0.000005</text:p>
          </table:table-cell>
          <table:table-cell/>
          <table:table-cell table:style-name="Default" office:value-type="float" office:value="0.000003">
            <text:p>0.000003</text:p>
          </table:table-cell>
          <table:table-cell table:style-name="Default" office:value-type="float" office:value="0.000049">
            <text:p>0.000049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04">
            <text:p>0.000004</text:p>
          </table:table-cell>
        </table:table-row>
        <table:table-row table:style-name="ro1">
          <table:table-cell table:style-name="Default" office:value-type="float" office:value="215">
            <text:p>215</text:p>
          </table:table-cell>
          <table:table-cell table:style-name="Default" office:value-type="float" office:value="0.000003">
            <text:p>0.000003</text:p>
          </table:table-cell>
          <table:table-cell table:style-name="Default" office:value-type="float" office:value="0.000019">
            <text:p>0.000019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05">
            <text:p>0.000005</text:p>
          </table:table-cell>
          <table:table-cell/>
          <table:table-cell table:style-name="Default" office:value-type="float" office:value="0.000002">
            <text:p>0.000002</text:p>
          </table:table-cell>
          <table:table-cell table:style-name="Default" office:value-type="float" office:value="0.000032">
            <text:p>0.00003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06">
            <text:p>0.000006</text:p>
          </table:table-cell>
        </table:table-row>
        <table:table-row table:style-name="ro1">
          <table:table-cell table:style-name="Default" office:value-type="float" office:value="147">
            <text:p>147</text:p>
          </table:table-cell>
          <table:table-cell table:style-name="Default" office:value-type="float" office:value="0.000003">
            <text:p>0.000003</text:p>
          </table:table-cell>
          <table:table-cell table:style-name="Default" office:value-type="float" office:value="0.000007">
            <text:p>0.00000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05">
            <text:p>0.000005</text:p>
          </table:table-cell>
          <table:table-cell/>
          <table:table-cell table:style-name="Default" office:value-type="float" office:value="0.000002">
            <text:p>0.000002</text:p>
          </table:table-cell>
          <table:table-cell table:style-name="Default" office:value-type="float" office:value="0.00003">
            <text:p>0.0000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03">
            <text:p>0.000003</text:p>
          </table:table-cell>
        </table:table-row>
        <table:table-row table:style-name="ro1">
          <table:table-cell table:style-name="Default" office:value-type="float" office:value="100">
            <text:p>100</text:p>
          </table:table-cell>
          <table:table-cell table:style-name="Default" office:value-type="float" office:value="0.000002">
            <text:p>0.000002</text:p>
          </table:table-cell>
          <table:table-cell table:style-name="Default" office:value-type="float" office:value="0.000006">
            <text:p>0.00000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04">
            <text:p>0.000004</text:p>
          </table:table-cell>
          <table:table-cell/>
          <table:table-cell table:style-name="Default" office:value-type="float" office:value="0.000001">
            <text:p>0.000001</text:p>
          </table:table-cell>
          <table:table-cell table:style-name="Default" office:value-type="float" office:value="0.00002">
            <text:p>0.0000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03">
            <text:p>0.000003</text:p>
          </table:table-cell>
        </table:table-row>
        <table:table-row table:style-name="ro1">
          <table:table-cell table:style-name="Default" office:value-type="float" office:value="68">
            <text:p>68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023">
            <text:p>0.00002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15">
            <text:p>0.000015</text:p>
          </table:table-cell>
          <table:table-cell/>
          <table:table-cell table:style-name="Default" office:value-type="float" office:value="0.000001">
            <text:p>0.000001</text:p>
          </table:table-cell>
          <table:table-cell table:style-name="Default" office:value-type="float" office:value="0.000019">
            <text:p>0.000019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04">
            <text:p>0.000004</text:p>
          </table:table-cell>
        </table:table-row>
        <table:table-row table:style-name="ro1">
          <table:table-cell table:style-name="Default" office:value-type="float" office:value="46">
            <text:p>46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005">
            <text:p>0.0000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04">
            <text:p>0.000004</text:p>
          </table:table-cell>
          <table:table-cell/>
          <table:table-cell table:style-name="Default" office:value-type="float" office:value="0.000001">
            <text:p>0.000001</text:p>
          </table:table-cell>
          <table:table-cell table:style-name="Default" office:value-type="float" office:value="0.00002">
            <text:p>0.00002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003">
            <text:p>0.000003</text:p>
          </table:table-cell>
        </table:table-row>
        <table:table-row table:style-name="ro1">
          <table:table-cell table:style-name="Default" office:value-type="float" office:value="32">
            <text:p>32</text:p>
          </table:table-cell>
          <table:table-cell table:style-name="Default" office:value-type="float" office:value="0.000001">
            <text:p>0.000001</text:p>
          </table:table-cell>
          <table:table-cell table:style-name="Default" office:value-type="float" office:value="0.000005">
            <text:p>0.0000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03">
            <text:p>0.000003</text:p>
          </table:table-cell>
          <table:table-cell/>
          <table:table-cell table:style-name="Default" office:value-type="float" office:value="0.000001">
            <text:p>0.000001</text:p>
          </table:table-cell>
          <table:table-cell table:style-name="Default" office:value-type="float" office:value="0.000019">
            <text:p>0.000019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03">
            <text:p>0.000003</text:p>
          </table:table-cell>
        </table:table-row>
        <table:table-row table:style-name="ro1">
          <table:table-cell table:style-name="Default" office:value-type="float" office:value="22">
            <text:p>2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04">
            <text:p>0.00000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04">
            <text:p>0.000004</text:p>
          </table:table-cell>
          <table:table-cell/>
          <table:table-cell table:style-name="Default" office:value-type="float" office:value="0.000001">
            <text:p>0.000001</text:p>
          </table:table-cell>
          <table:table-cell table:style-name="Default" office:value-type="float" office:value="0.000017">
            <text:p>0.00001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03">
            <text:p>0.000003</text:p>
          </table:table-cell>
        </table:table-row>
        <table:table-row table:style-name="ro1">
          <table:table-cell table:style-name="Default" office:value-type="float" office:value="15">
            <text:p>1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04">
            <text:p>0.00000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04">
            <text:p>0.000004</text:p>
          </table:table-cell>
          <table:table-cell/>
          <table:table-cell table:style-name="Default" office:value-type="float" office:value="0">
            <text:p>0</text:p>
          </table:table-cell>
          <table:table-cell table:style-name="Default" office:value-type="float" office:value="0.000016">
            <text:p>0.00001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13">
            <text:p>0.000013</text:p>
          </table:table-cell>
        </table:table-row>
        <table:table-row table:style-name="ro1">
          <table:table-cell table:style-name="Default"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08">
            <text:p>0.00000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04">
            <text:p>0.000004</text:p>
          </table:table-cell>
          <table:table-cell/>
          <table:table-cell table:style-name="Default" office:value-type="float" office:value="0.000001">
            <text:p>0.000001</text:p>
          </table:table-cell>
          <table:table-cell table:style-name="Default" office:value-type="float" office:value="0.000018">
            <text:p>0.00001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03">
            <text:p>0.000003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>
            <draw:frame table:end-cell-address="Sheet1.G63" table:end-x="2.347cm" table:end-y="0.034cm" draw:z-index="1" draw:style-name="gr1" draw:text-style-name="P1" svg:width="18.859cm" svg:height="9.005cm" svg:x="1.305cm" svg:y="0.061cm">
              <draw:object draw:notify-on-update-of-ranges="Sheet1.A3:Sheet1.A39 Sheet1.C1:Sheet1.C1 Sheet1.C3:Sheet1.C39 Sheet1.A3:Sheet1.A39 Sheet1.H1:Sheet1.H1 Sheet1.H3:Sheet1.H3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19">
          <table:table-cell table:number-columns-repeated="10"/>
        </table:table-row>
        <table:table-row table:style-name="ro1">
          <table:table-cell>
            <draw:frame table:end-cell-address="Sheet1.G83" table:end-x="2.292cm" table:end-y="0.275cm" draw:z-index="0" draw:style-name="gr1" draw:text-style-name="P1" svg:width="18.774cm" svg:height="8.954cm" svg:x="1.335cm" svg:y="0.354cm">
              <draw:object draw:notify-on-update-of-ranges="Sheet1.A3:Sheet1.A39 Sheet1.A3:Sheet1.A39 Sheet1.E1:Sheet1.E1 Sheet1.E3:Sheet1.E39 Sheet1.A3:Sheet1.A39 Sheet1.J1:Sheet1.J1 Sheet1.J3:Sheet1.J3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1048512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6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27/04/2017</text:date>, <text:time>18:4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7-04-27T18:41:17.53</dc:date>
    <dc:creator>Edward Willink</dc:creator>
    <meta:editing-duration>PT6H56M24S</meta:editing-duration>
    <meta:editing-cycles>1</meta:editing-cycles>
    <meta:document-statistic meta:table-count="1" meta:cell-count="35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true" chart:minimum="10" chart:maximum="10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graphic-properties draw:fill="solid" draw:fill-color="#ffffff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tick-marks-minor-inner="true" chart:tick-marks-minor-outer="false" chart:logarithmic="true" chart:minimum="0.000001" chart:maximum="0.1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75cm" svg:height="8.955cm" xlink:href=".." xlink:type="simple" chart:class="chart:scatter" chart:style-name="ch1">
        <chart:title svg:x="4.352cm" svg:y="1.314cm" chart:style-name="ch2">
          <text:p>Performance of 'Set' iterator</text:p>
        </chart:title>
        <chart:legend svg:x="3.847cm" svg:y="2.619cm" style:legend-expansion="custom" chartooo:width="5.831cm" chartooo:height="1.142cm" style:legend-expansion-aspect-ratio="5.10595446584939" chart:style-name="ch3"/>
        <chart:plot-area chart:style-name="ch4" table:cell-range-address="Sheet1.A3:Sheet1.A39 Sheet1.E1:Sheet1.E1 Sheet1.E3:Sheet1.E39 Sheet1.J1:Sheet1.J1 Sheet1.J3:Sheet1.J39" chart:data-source-has-labels="both" svg:x="0.176cm" svg:y="0.738cm" svg:width="18.259cm" svg:height="7.024cm">
          <chartooo:coordinate-region svg:x="1.829cm" svg:y="0.951cm" svg:width="15.863cm" svg:height="6.139cm"/>
          <chart:axis chart:dimension="x" chart:name="primary-x" chart:style-name="ch5" chartooo:axis-type="auto">
            <chart:title svg:x="8.627cm" svg:y="7.241cm" chart:style-name="ch6">
              <text:p>Collection Size</text:p>
            </chart:title>
            <chart:categories table:cell-range-address="Sheet1.A3:Sheet1.A39"/>
            <chart:grid chart:style-name="ch7" chart:class="major"/>
          </chart:axis>
          <chart:axis chart:dimension="y" chart:name="primary-y" chart:style-name="ch8">
            <chart:title svg:x="0.269cm" svg:y="1.444cm" chart:style-name="ch9">
              <text:p>Seconds</text:p>
            </chart:title>
            <chart:grid chart:style-name="ch7" chart:class="major"/>
          </chart:axis>
          <chart:series chart:style-name="ch10" chart:values-cell-range-address="Sheet1.E3:Sheet1.E39" chart:label-cell-address="Sheet1.E1:Sheet1.E1" chart:class="chart:scatter">
            <chart:domain table:cell-range-address="Sheet1.A3:Sheet1.A39"/>
            <chart:data-point chart:repeated="37"/>
          </chart:series>
          <chart:series chart:style-name="ch11" chart:values-cell-range-address="Sheet1.J3:Sheet1.J39" chart:label-cell-address="Sheet1.J1:Sheet1.J1" chart:class="chart:scatter">
            <chart:data-point chart:repeated="3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ld</text:p>
                <draw:g>
                  <svg:desc>Sheet1.E1:Sheet1.E1</svg:desc>
                </draw:g>
              </table:table-cell>
              <table:table-cell office:value-type="string">
                <text:p>New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float" office:value="10000000">
                <text:p>10000000</text:p>
                <draw:g>
                  <svg:desc>Sheet1.A3:Sheet1.A39</svg:desc>
                </draw:g>
              </table:table-cell>
              <table:table-cell office:value-type="float" office:value="10000000">
                <text:p>10000000</text:p>
                <draw:g>
                  <svg:desc>Sheet1.A3:Sheet1.A39</svg:desc>
                </draw:g>
              </table:table-cell>
              <table:table-cell office:value-type="float" office:value="0.096074">
                <text:p>0.096074</text:p>
                <draw:g>
                  <svg:desc>Sheet1.E3:Sheet1.E39</svg:desc>
                </draw:g>
              </table:table-cell>
              <table:table-cell office:value-type="float" office:value="0.061226">
                <text:p>0.061226</text:p>
                <draw:g>
                  <svg:desc>Sheet1.J3:Sheet1.J39</svg:desc>
                </draw:g>
              </table:table-cell>
            </table:table-row>
            <table:table-row>
              <table:table-cell office:value-type="float" office:value="6812921">
                <text:p>6812920</text:p>
              </table:table-cell>
              <table:table-cell office:value-type="float" office:value="6812921">
                <text:p>6812921</text:p>
              </table:table-cell>
              <table:table-cell office:value-type="float" office:value="0.066163">
                <text:p>0.066163</text:p>
              </table:table-cell>
              <table:table-cell office:value-type="float" office:value="0.019654">
                <text:p>0.019654</text:p>
              </table:table-cell>
            </table:table-row>
            <table:table-row>
              <table:table-cell office:value-type="float" office:value="4641589">
                <text:p>4641590</text:p>
              </table:table-cell>
              <table:table-cell office:value-type="float" office:value="4641589">
                <text:p>4641589</text:p>
              </table:table-cell>
              <table:table-cell office:value-type="float" office:value="0.04369">
                <text:p>0.04369</text:p>
              </table:table-cell>
              <table:table-cell office:value-type="float" office:value="0.011675">
                <text:p>0.011675</text:p>
              </table:table-cell>
            </table:table-row>
            <table:table-row>
              <table:table-cell office:value-type="float" office:value="3162278">
                <text:p>3162280</text:p>
              </table:table-cell>
              <table:table-cell office:value-type="float" office:value="3162278">
                <text:p>3162278</text:p>
              </table:table-cell>
              <table:table-cell office:value-type="float" office:value="0.03137">
                <text:p>0.03137</text:p>
              </table:table-cell>
              <table:table-cell office:value-type="float" office:value="0.009392">
                <text:p>0.009392</text:p>
              </table:table-cell>
            </table:table-row>
            <table:table-row>
              <table:table-cell office:value-type="float" office:value="2154435">
                <text:p>2154440</text:p>
              </table:table-cell>
              <table:table-cell office:value-type="float" office:value="2154435">
                <text:p>2154435</text:p>
              </table:table-cell>
              <table:table-cell office:value-type="float" office:value="0.014598">
                <text:p>0.014598</text:p>
              </table:table-cell>
              <table:table-cell office:value-type="float" office:value="0.003822">
                <text:p>0.003822</text:p>
              </table:table-cell>
            </table:table-row>
            <table:table-row>
              <table:table-cell office:value-type="float" office:value="1467799">
                <text:p>1467800</text:p>
              </table:table-cell>
              <table:table-cell office:value-type="float" office:value="1467799">
                <text:p>1467799</text:p>
              </table:table-cell>
              <table:table-cell office:value-type="float" office:value="0.009101">
                <text:p>0.009101</text:p>
              </table:table-cell>
              <table:table-cell office:value-type="float" office:value="0.002696">
                <text:p>0.00269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000000">
                <text:p>1000000</text:p>
              </table:table-cell>
              <table:table-cell office:value-type="float" office:value="0.006319">
                <text:p>0.006319</text:p>
              </table:table-cell>
              <table:table-cell office:value-type="float" office:value="0.001937">
                <text:p>0.001937</text:p>
              </table:table-cell>
            </table:table-row>
            <table:table-row>
              <table:table-cell office:value-type="float" office:value="681292">
                <text:p>681290</text:p>
              </table:table-cell>
              <table:table-cell office:value-type="float" office:value="681292">
                <text:p>681292</text:p>
              </table:table-cell>
              <table:table-cell office:value-type="float" office:value="0.003882">
                <text:p>0.003882</text:p>
              </table:table-cell>
              <table:table-cell office:value-type="float" office:value="0.001399">
                <text:p>0.001399</text:p>
              </table:table-cell>
            </table:table-row>
            <table:table-row>
              <table:table-cell office:value-type="float" office:value="464159">
                <text:p>464160</text:p>
              </table:table-cell>
              <table:table-cell office:value-type="float" office:value="464159">
                <text:p>464159</text:p>
              </table:table-cell>
              <table:table-cell office:value-type="float" office:value="0.002971">
                <text:p>0.002971</text:p>
              </table:table-cell>
              <table:table-cell office:value-type="float" office:value="0.001061">
                <text:p>0.001061</text:p>
              </table:table-cell>
            </table:table-row>
            <table:table-row>
              <table:table-cell office:value-type="float" office:value="316228">
                <text:p>316230</text:p>
              </table:table-cell>
              <table:table-cell office:value-type="float" office:value="316228">
                <text:p>316228</text:p>
              </table:table-cell>
              <table:table-cell office:value-type="float" office:value="0.001855">
                <text:p>0.001855</text:p>
              </table:table-cell>
              <table:table-cell office:value-type="float" office:value="0.000755">
                <text:p>0.000755</text:p>
              </table:table-cell>
            </table:table-row>
            <table:table-row>
              <table:table-cell office:value-type="float" office:value="215443">
                <text:p>215440</text:p>
              </table:table-cell>
              <table:table-cell office:value-type="float" office:value="215443">
                <text:p>215443</text:p>
              </table:table-cell>
              <table:table-cell office:value-type="float" office:value="0.001437">
                <text:p>0.001437</text:p>
              </table:table-cell>
              <table:table-cell office:value-type="float" office:value="0.00055">
                <text:p>0.00055</text:p>
              </table:table-cell>
            </table:table-row>
            <table:table-row>
              <table:table-cell office:value-type="float" office:value="146780">
                <text:p>146780</text:p>
              </table:table-cell>
              <table:table-cell office:value-type="float" office:value="146780">
                <text:p>146780</text:p>
              </table:table-cell>
              <table:table-cell office:value-type="float" office:value="0.001097">
                <text:p>0.001097</text:p>
              </table:table-cell>
              <table:table-cell office:value-type="float" office:value="0.000376">
                <text:p>0.00037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0.000796">
                <text:p>0.000796</text:p>
              </table:table-cell>
              <table:table-cell office:value-type="float" office:value="0.000262">
                <text:p>0.000262</text:p>
              </table:table-cell>
            </table:table-row>
            <table:table-row>
              <table:table-cell office:value-type="float" office:value="68129">
                <text:p>68130</text:p>
              </table:table-cell>
              <table:table-cell office:value-type="float" office:value="68129">
                <text:p>68129</text:p>
              </table:table-cell>
              <table:table-cell office:value-type="float" office:value="0.000471">
                <text:p>0.000471</text:p>
              </table:table-cell>
              <table:table-cell office:value-type="float" office:value="0.000181">
                <text:p>0.000181</text:p>
              </table:table-cell>
            </table:table-row>
            <table:table-row>
              <table:table-cell office:value-type="float" office:value="46416">
                <text:p>46420</text:p>
              </table:table-cell>
              <table:table-cell office:value-type="float" office:value="46416">
                <text:p>46416</text:p>
              </table:table-cell>
              <table:table-cell office:value-type="float" office:value="0.000254">
                <text:p>0.000254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float" office:value="31623">
                <text:p>31620</text:p>
              </table:table-cell>
              <table:table-cell office:value-type="float" office:value="31623">
                <text:p>31623</text:p>
              </table:table-cell>
              <table:table-cell office:value-type="float" office:value="0.00023">
                <text:p>0.00023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float" office:value="21544">
                <text:p>21540</text:p>
              </table:table-cell>
              <table:table-cell office:value-type="float" office:value="21544">
                <text:p>21544</text:p>
              </table:table-cell>
              <table:table-cell office:value-type="float" office:value="0.000108">
                <text:p>0.000108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float" office:value="14678">
                <text:p>14680</text:p>
              </table:table-cell>
              <table:table-cell office:value-type="float" office:value="14678">
                <text:p>14678</text:p>
              </table:table-cell>
              <table:table-cell office:value-type="float" office:value="0.000086">
                <text:p>0.000086</text:p>
              </table:table-cell>
              <table:table-cell office:value-type="float" office:value="0.000033">
                <text:p>0.0000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0.000053">
                <text:p>0.00005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float" office:value="6813">
                <text:p>6810</text:p>
              </table:table-cell>
              <table:table-cell office:value-type="float" office:value="6813">
                <text:p>6813</text:p>
              </table:table-cell>
              <table:table-cell office:value-type="float" office:value="0.000043">
                <text:p>0.000043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float" office:value="4642">
                <text:p>4640</text:p>
              </table:table-cell>
              <table:table-cell office:value-type="float" office:value="4642">
                <text:p>4642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3162">
                <text:p>3160</text:p>
              </table:table-cell>
              <table:table-cell office:value-type="float" office:value="3162">
                <text:p>3162</text:p>
              </table:table-cell>
              <table:table-cell office:value-type="float" office:value="0.000023">
                <text:p>0.00002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2154">
                <text:p>2150</text:p>
              </table:table-cell>
              <table:table-cell office:value-type="float" office:value="2154">
                <text:p>2154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float" office:value="1468">
                <text:p>1470</text:p>
              </table:table-cell>
              <table:table-cell office:value-type="float" office:value="1468">
                <text:p>1468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681">
                <text:p>681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464">
                <text:p>464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316">
                <text:p>31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15">
                <text:p>215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true" chart:minimum="10" chart:maximum="10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graphic-properties draw:fill="solid" draw:fill-color="#ffffff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tick-marks-minor-inner="true" chart:tick-marks-minor-outer="false" chart:logarithmic="true" chart:minimum="0.000001" chart:maximum="1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86cm" svg:height="9.006cm" xlink:href=".." xlink:type="simple" chart:class="chart:scatter" chart:style-name="ch1">
        <chart:title svg:x="4.015cm" svg:y="1.297cm" chart:style-name="ch2">
          <text:p>Performance of 'Set' creation</text:p>
        </chart:title>
        <chart:legend svg:x="3.778cm" svg:y="2.366cm" style:legend-expansion="custom" chartooo:width="4.112cm" chartooo:height="0.812cm" style:legend-expansion-aspect-ratio="5.06403940886699" chart:style-name="ch3"/>
        <chart:plot-area chart:style-name="ch4" table:cell-range-address="Sheet1.A3:Sheet1.A39 Sheet1.C1:Sheet1.C1 Sheet1.C3:Sheet1.C39 Sheet1.H1:Sheet1.H1 Sheet1.H3:Sheet1.H39" chart:data-source-has-labels="row" svg:x="0.288cm" svg:y="0.799cm" svg:width="18.311cm" svg:height="7.542cm">
          <chartooo:coordinate-region svg:x="1.941cm" svg:y="1.011cm" svg:width="15.916cm" svg:height="6.657cm"/>
          <chart:axis chart:dimension="x" chart:name="primary-x" chart:style-name="ch5">
            <chart:title svg:x="8.831cm" svg:y="7.839cm" chart:style-name="ch6">
              <text:p>Collection Size</text:p>
            </chart:title>
            <chart:grid chart:style-name="ch7" chart:class="major"/>
          </chart:axis>
          <chart:axis chart:dimension="y" chart:name="primary-y" chart:style-name="ch8">
            <chart:title svg:x="0.281cm" svg:y="1.224cm" chart:style-name="ch9">
              <text:p>Seconds</text:p>
            </chart:title>
            <chart:grid chart:style-name="ch7" chart:class="major"/>
          </chart:axis>
          <chart:series chart:style-name="ch10" chart:values-cell-range-address="Sheet1.C3:Sheet1.C39" chart:label-cell-address="Sheet1.C1:Sheet1.C1" chart:class="chart:scatter">
            <chart:domain table:cell-range-address="Sheet1.A3:Sheet1.A39"/>
            <chart:data-point chart:repeated="37"/>
          </chart:series>
          <chart:series chart:style-name="ch11" chart:values-cell-range-address="Sheet1.H3:Sheet1.H39" chart:label-cell-address="Sheet1.H1:Sheet1.H1" chart:class="chart:scatter">
            <chart:data-point chart:repeated="3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ld</text:p>
                <draw:g>
                  <svg:desc>Sheet1.C1:Sheet1.C1</svg:desc>
                </draw:g>
              </table:table-cell>
              <table:table-cell office:value-type="string">
                <text:p>New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">
                <text:p>10000000</text:p>
                <draw:g>
                  <svg:desc>Sheet1.A3:Sheet1.A39</svg:desc>
                </draw:g>
              </table:table-cell>
              <table:table-cell office:value-type="float" office:value="2.549866">
                <text:p>2.549866</text:p>
                <draw:g>
                  <svg:desc>Sheet1.C3:Sheet1.C39</svg:desc>
                </draw:g>
              </table:table-cell>
              <table:table-cell office:value-type="float" office:value="8.340427">
                <text:p>8.340427</text:p>
                <draw:g>
                  <svg:desc>Sheet1.H3:Sheet1.H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12921">
                <text:p>6812921</text:p>
              </table:table-cell>
              <table:table-cell office:value-type="float" office:value="0.621062">
                <text:p>0.621062</text:p>
              </table:table-cell>
              <table:table-cell office:value-type="float" office:value="0.890949">
                <text:p>0.8909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41589">
                <text:p>4641589</text:p>
              </table:table-cell>
              <table:table-cell office:value-type="float" office:value="0.369032">
                <text:p>0.369032</text:p>
              </table:table-cell>
              <table:table-cell office:value-type="float" office:value="0.292937">
                <text:p>0.2929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62278">
                <text:p>3162278</text:p>
              </table:table-cell>
              <table:table-cell office:value-type="float" office:value="0.158523">
                <text:p>0.158523</text:p>
              </table:table-cell>
              <table:table-cell office:value-type="float" office:value="0.29058">
                <text:p>0.290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54435">
                <text:p>2154435</text:p>
              </table:table-cell>
              <table:table-cell office:value-type="float" office:value="0.041536">
                <text:p>0.041536</text:p>
              </table:table-cell>
              <table:table-cell office:value-type="float" office:value="0.073049">
                <text:p>0.0730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67799">
                <text:p>1467799</text:p>
              </table:table-cell>
              <table:table-cell office:value-type="float" office:value="0.025015">
                <text:p>0.025015</text:p>
              </table:table-cell>
              <table:table-cell office:value-type="float" office:value="0.04376">
                <text:p>0.043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0.020402">
                <text:p>0.020402</text:p>
              </table:table-cell>
              <table:table-cell office:value-type="float" office:value="0.032096">
                <text:p>0.0320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1292">
                <text:p>681292</text:p>
              </table:table-cell>
              <table:table-cell office:value-type="float" office:value="0.011631">
                <text:p>0.011631</text:p>
              </table:table-cell>
              <table:table-cell office:value-type="float" office:value="0.020596">
                <text:p>0.0205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4159">
                <text:p>464159</text:p>
              </table:table-cell>
              <table:table-cell office:value-type="float" office:value="0.008953">
                <text:p>0.008953</text:p>
              </table:table-cell>
              <table:table-cell office:value-type="float" office:value="0.01491">
                <text:p>0.014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6228">
                <text:p>316228</text:p>
              </table:table-cell>
              <table:table-cell office:value-type="float" office:value="0.005671">
                <text:p>0.005671</text:p>
              </table:table-cell>
              <table:table-cell office:value-type="float" office:value="0.009241">
                <text:p>0.0092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5443">
                <text:p>215443</text:p>
              </table:table-cell>
              <table:table-cell office:value-type="float" office:value="0.004286">
                <text:p>0.004286</text:p>
              </table:table-cell>
              <table:table-cell office:value-type="float" office:value="0.00729">
                <text:p>0.007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6780">
                <text:p>146780</text:p>
              </table:table-cell>
              <table:table-cell office:value-type="float" office:value="0.002991">
                <text:p>0.002991</text:p>
              </table:table-cell>
              <table:table-cell office:value-type="float" office:value="0.004273">
                <text:p>0.0042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">
                <text:p>100000</text:p>
              </table:table-cell>
              <table:table-cell office:value-type="float" office:value="0.002291">
                <text:p>0.002291</text:p>
              </table:table-cell>
              <table:table-cell office:value-type="float" office:value="0.003513">
                <text:p>0.0035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129">
                <text:p>68129</text:p>
              </table:table-cell>
              <table:table-cell office:value-type="float" office:value="0.001393">
                <text:p>0.001393</text:p>
              </table:table-cell>
              <table:table-cell office:value-type="float" office:value="0.002042">
                <text:p>0.0020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416">
                <text:p>46416</text:p>
              </table:table-cell>
              <table:table-cell office:value-type="float" office:value="0.000861">
                <text:p>0.000861</text:p>
              </table:table-cell>
              <table:table-cell office:value-type="float" office:value="0.001354">
                <text:p>0.0013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623">
                <text:p>31623</text:p>
              </table:table-cell>
              <table:table-cell office:value-type="float" office:value="0.000579">
                <text:p>0.000579</text:p>
              </table:table-cell>
              <table:table-cell office:value-type="float" office:value="0.000969">
                <text:p>0.0009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544">
                <text:p>21544</text:p>
              </table:table-cell>
              <table:table-cell office:value-type="float" office:value="0.000362">
                <text:p>0.000362</text:p>
              </table:table-cell>
              <table:table-cell office:value-type="float" office:value="0.000604">
                <text:p>0.0006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678">
                <text:p>14678</text:p>
              </table:table-cell>
              <table:table-cell office:value-type="float" office:value="0.000303">
                <text:p>0.000303</text:p>
              </table:table-cell>
              <table:table-cell office:value-type="float" office:value="0.000906">
                <text:p>0.0009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0.000193">
                <text:p>0.000193</text:p>
              </table:table-cell>
              <table:table-cell office:value-type="float" office:value="0.000306">
                <text:p>0.0003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13">
                <text:p>6813</text:p>
              </table:table-cell>
              <table:table-cell office:value-type="float" office:value="0.00016">
                <text:p>0.00016</text:p>
              </table:table-cell>
              <table:table-cell office:value-type="float" office:value="0.000239">
                <text:p>0.0002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42">
                <text:p>4642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161">
                <text:p>0.0001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62">
                <text:p>3162</text:p>
              </table:table-cell>
              <table:table-cell office:value-type="float" office:value="0.00007">
                <text:p>0.00007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54">
                <text:p>2154</text:p>
              </table:table-cell>
              <table:table-cell office:value-type="float" office:value="0.00005">
                <text:p>0.00005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68">
                <text:p>1468</text:p>
              </table:table-cell>
              <table:table-cell office:value-type="float" office:value="0.000038">
                <text:p>0.000038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">
                <text:p>1000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81">
                <text:p>681</text:p>
              </table:table-cell>
              <table:table-cell office:value-type="float" office:value="0.000022">
                <text:p>0.000022</text:p>
              </table:table-cell>
              <table:table-cell office:value-type="float" office:value="0.000036">
                <text:p>0.0000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4">
                <text:p>464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69">
                <text:p>0.0000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6">
                <text:p>316</text:p>
              </table:table-cell>
              <table:table-cell office:value-type="float" office:value="0.000022">
                <text:p>0.000022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5">
                <text:p>215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32">
                <text:p>0.0000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7">
                <text:p>147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0.000023">
                <text:p>0.000023</text:p>
              </table:table-cell>
              <table:table-cell office:value-type="float" office:value="0.000019">
                <text:p>0.0000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6">
                <text:p>4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9">
                <text:p>0.0000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">
                <text:p>2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18">
                <text:p>0.0000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